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</style:style>
    <style:style style:name="T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3" style:family="table-column">
      <style:table-column-properties style:column-width="2.5in" style:use-optimal-column-width="false"/>
    </style:style>
    <style:style style:name="TableColumn34" style:family="table-column">
      <style:table-column-properties style:column-width="4.7597in" style:use-optimal-column-width="false"/>
    </style:style>
    <style:style style:name="Table32" style:family="table">
      <style:table-properties style:width="7.2597in" fo:margin-left="0in" table:align="left"/>
    </style:style>
    <style:style style:name="TableRow35" style:family="table-row">
      <style:table-row-properties style:row-height="0.5in"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9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54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493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</style:style>
    <style:style style:name="T7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836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5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1.8229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2" style:parent-style-name="Standard" style:family="paragraph">
      <style:text-properties fo:language="es" fo:country="MX"/>
    </style:style>
    <style:style style:name="P93" style:parent-style-name="Standard" style:family="paragraph">
      <style:text-properties fo:language="es" fo:country="MX"/>
    </style:style>
    <style:style style:name="P94" style:parent-style-name="Standard" style:family="paragraph">
      <style:text-properties fo:language="es" fo:country="MX"/>
    </style:style>
    <style:style style:name="P95" style:parent-style-name="Standard" style:family="paragraph">
      <style:text-properties fo:language="es" fo:country="MX"/>
    </style:style>
    <style:style style:name="P96" style:parent-style-name="Standard" style:family="paragraph">
      <style:text-properties style:font-name="Calibri" fo:color="#000000" fo:font-size="26pt" style:font-size-asian="26pt" fo:language="es" fo:country="MX"/>
    </style:style>
    <style:style style:name="P97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text:span text:style-name="T28">.</text:span></text:p>
      <text:p text:style-name="P29">Salas A y B</text:p>
      <text:p text:style-name="P30"><text:span text:style-name="T31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  <text:p text:style-name="P38">Profesor:</text:p>
          </table:table-cell>
          <table:table-cell table:style-name="TableCell39">
            <text:p text:style-name="P40">Ing.<text:s/>Claudia Rodríguez Espino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01: La computación como herramienta de trabajo del profesional de ingeniería.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Trejo Rodríguez Felipe Sebastián</text:p>
          </table:table-cell>
        </table:table-row>
        <table:table-row table:style-name="TableRow65">
          <table:table-cell table:style-name="TableCell66">
            <text:p text:style-name="P67"/>
            <text:p text:style-name="P68">Semestre:</text:p>
          </table:table-cell>
          <table:table-cell table:style-name="TableCell69">
            <text:p text:style-name="P70">Primero.</text:p>
          </table:table-cell>
        </table:table-row>
        <table:table-row table:style-name="TableRow71">
          <table:table-cell table:style-name="TableCell72">
            <text:p text:style-name="P73"/>
            <text:p text:style-name="P74"><text:span text:style-name="T75">Fecha de entrega:</text:span></text:p>
          </table:table-cell>
          <table:table-cell table:style-name="TableCell76">
            <text:p text:style-name="P77">18 de agosto del 2017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Ob</text:span><text:span text:style-name="T83">s</text:span><text:span text:style-name="T84">ervaciones:</text:span></text:p>
          </table:table-cell>
          <table:table-cell table:style-name="TableCell85">
            <text:p text:style-name="P86">Al darle click<text:s/>al nombre de cada commit, GitHub muestra todos los cambios realizados en esa edición.<text:s/>Yo ya he trabajado antes en esta plataforma<text:s/>antes con un grupo de robótica, así<text:s/>que estoy acostumbrado a utilizarlo.<text:s/>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Respecto a las herramientas de Google, las que utilizo con mayor frecuencia son el convertidor de unidades, el diccionario y su traductor. Reconozco que hay comandos que yo no había conocido<text:s/>que son útiles para la búsqueda de información específica.<text:s/><text:line-break/>¿Entonces el objetivo de esta práctica fue mostrarnos la existencia de una especie de nube colectiva? Está bien. Así sabremos cómo vamos a trabajar en esta clase y verlo como una herramienta útil para trabajos posteriores.<text:s/></text:p>
          </table:table-cell>
        </table:table-row>
      </table:table>
      <text:p text:style-name="P92"/>
      <text:p text:style-name="P93"/>
      <text:p text:style-name="P94"/>
      <text:p text:style-name="P95"/>
      <text:p text:style-name="P96"><text:tab/><text:tab/><text:tab/><text:tab/><text:tab/>CALIFICACIÓN: __________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Usuario</dc:creator>
    <meta:creation-date>2017-08-17T03:20:00Z</meta:creation-date>
    <dc:date>2017-08-17T03:20:00Z</dc:date>
    <meta:template xlink:href="Normal" xlink:type="simple"/>
    <meta:editing-cycles>2</meta:editing-cycles>
    <meta:editing-duration>PT0S</meta:editing-duration>
    <meta:document-statistic meta:page-count="2" meta:paragraph-count="2" meta:word-count="184" meta:character-count="1194" meta:row-count="8" meta:non-whitespace-character-count="1012"/>
  </office:meta>
</office:document-meta>
</file>